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a93f" officeooo:paragraph-rsid="0010a93f"/>
    </style:style>
    <style:style style:name="P2" style:family="paragraph" style:parent-style-name="Text_20_body">
      <style:text-properties officeooo:rsid="0010a93f" officeooo:paragraph-rsid="0010a93f"/>
    </style:style>
    <style:style style:name="P3" style:family="paragraph" style:parent-style-name="Text_20_body">
      <style:text-properties style:font-name="Lohit Assamese" officeooo:rsid="0010a93f" officeooo:paragraph-rsid="0010a93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ohit Assamese" loext:padding="0cm" loext:border="none"/>
    </style:style>
    <style:style style:name="P5" style:family="paragraph" style:parent-style-name="Title">
      <style:text-properties officeooo:rsid="0010a93f" officeooo:paragraph-rsid="0010a93f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ohit Assamese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ohit Assamese" officeooo:rsid="00119d2a" officeooo:paragraph-rsid="00119d2a" loext:padding="0cm" loext:border="none"/>
    </style:style>
    <style:style style:name="T1" style:family="text">
      <style:text-properties fo:language="es" fo:country="ES"/>
    </style:style>
    <style:style style:name="T2" style:family="text">
      <style:text-properties style:font-name="Lohit Assamese" fo:language="es" fo:country="ES" loext:padding="0cm" loext:border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ma de requisitos</text:p>
      <text:p text:style-name="P2"/>
      <text:p text:style-name="P1"><text:span text:style-name="T2">Aprendix: Aplicación para la g</text:span>estión de cursos MOOC</text:p>
      <text:p text:style-name="P2"/>
      <text:p text:style-name="P3"><text:span text:style-name="T1">V 1.0.0</text:span> </text:p>
      <text:p text:style-name="P4"><text:span text:style-name="T1">-Aprendix: Aplicación destinada a gestionar cursos online de tipo mooc.</text:span> </text:p>
      <text:p text:style-name="P4"><text:span text:style-name="T1">-Los cursos se dividen en distintas temáticas.</text:span> </text:p>
      <text:p text:style-name="P4"><text:span text:style-name="T1">-Un curso solo puede tener una temática, pero varios cursos pueden compartirla.</text:span> </text:p>
      <text:p text:style-name="P4"><text:span text:style-name="T1">-Se dispone de una sección para dar de alta las entradas de las diferentes temáticas y un listado para su gestión. Se pueden visualizar, modificar, cambiar de estado a habilitada o deshabilitada.</text:span> </text:p>
      <text:p text:style-name="P4"><text:span text:style-name="T1">-Las temáticas que no tienen ningún curso asociado podrán eliminarse, pero esta operación no estará disponible una vez haya al menos un curso que pertenezca a la misma.</text:span> </text:p>
      <text:p text:style-name="P4"><text:span text:style-name="T1">-Solo se pueden dar de alta nuevos cursos de temáticas que estén activas. Si una temática se deshabilita mientras haya cursos asociados a esta, estos mantendrán la misma.</text:span> </text:p>
      <text:p text:style-name="P4"><text:span text:style-name="T1">-Disponen de una sección para dar de alta nuevas entradas de cursos y un listado para ver los cursos actuales, donde se pueden realizar las operaciones de ver la información asociada, modificarla y habilitar o deshabilitar el curso. No se está permitido eliminar los mismos.</text:span> </text:p>
      <text:p text:style-name="P4"/>
      <text:p text:style-name="P7">V 1.1.0</text:p>
      <text:p text:style-name="P7">-Se permite programar nuevos cursos en distintas fechas. Se debe indicar al menos una fecha de inicio.</text:p>
      <text:p text:style-name="P7">-Se gestiona si las inscripciones a los cursos programados están abiertas o cerradas. </text:p>
      <text:p text:style-name="P7">-Si el curso se da baja, no se podrán programar nuevas fechas para los mismos. Sin embargo, esto no afecta a los que se hayan programado previamente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1:45:18.508965108</meta:creation-date>
    <dc:date>2021-09-30T20:03:00.655260507</dc:date>
    <meta:editing-duration>PT5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34" meta:character-count="1431" meta:non-whitespace-character-count="1202"/>
  </office:meta>
</office:document-meta>
</file>